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T1" style:family="text">
      <style:text-properties fo:color="#ff3333"/>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cripción general de los favores</text:p>
      <text:p text:style-name="Standard"/>
      <text:p text:style-name="Standard">Un favor es una acción que le piden los personajes del cuento al niño. El niño deberá de hacer bien dicho favor para que el cuento continúe. Se tienen intentos ilimitados, y después de cierto número de intentos fallidos aparecerá ayuda, bien como una pista que aparece, bien oscureciendo las opciones incorrectas e iluminando la correcta, o como alguna otra forma de facilitarle al niño el pasar a la siguiente escena.</text:p>
      <text:p text:style-name="Standard"/>
      <text:p text:style-name="Standard">Los favores están escritos de la siguiente manera:</text:p>
      <text:p text:style-name="Standard"/>
      <text:list xml:id="list3955741863169430571" text:style-name="L1">
        <text:list-item>
          <text:p text:style-name="P2">Momento <text:span text:style-name="T1">(Nombre provisional)</text:span>: momento de la historia en el que el cuento se deja de narrar y uno de los personajes le pide el favor al niño.</text:p>
        </text:list-item>
        <text:list-item>
          <text:p text:style-name="P2">Trasfondo: introduce al niño el por qué del favor.</text:p>
        </text:list-item>
        <text:list-item>
          <text:p text:style-name="P2">Favor: quién le pide qué al niño.</text:p>
        </text:list-item>
        <text:list-item>
          <text:p text:style-name="P2">Prueba: descripción de la prueba que debe de superar el niño.</text:p>
        </text:list-item>
        <text:list-item>
          <text:p text:style-name="P2">Ayuda: número de intentos fallidos antes de que se muestre la ayuda y descripción de la pista que se da.</text:p>
        </text:list-item>
        <text:list-item>
          <text:p text:style-name="P2">Reset: qué ocurre cuando el niño falla.</text:p>
        </text:list-item>
        <text:list-item>
          <text:p text:style-name="P2">Motivación: qué refuerza el favor.</text:p>
        </text:list-item>
      </text:list>
      <text:p text:style-name="Standard"/>
      <text:p text:style-name="Standard">Favor 1</text:p>
      <text:p text:style-name="Standard"/>
      <text:p text:style-name="Standard"><text:span text:style-name="T2">Momento</text:span>: cuando la burbuja atrapa a los protagonistas en su interior.</text:p>
      <text:p text:style-name="Standard"><text:span text:style-name="T2">Trasfondo</text:span>: la mamá se ha dejado el fuego del aceite encendido, y alguien debe de ayudarle a apagarlo para que no ocurra un incendio.</text:p>
      <text:p text:style-name="Standard"><text:span text:style-name="T2">Favor</text:span>: la mamá le pide al niño que apague el fuego. </text:p>
      <text:p text:style-name="Standard"><text:span text:style-name="T2">Prueba</text:span>: aparecen 3 imágenes: una churrería, un bar y un restaurante. El niño deberá de pulsar sobre una de las imágenes para apagar el fuego. La correcta es la churrería.</text:p>
      <text:p text:style-name="Standard"><text:span text:style-name="T2">Ayuda</text:span>: tras 3 intentos se apagarán las imágenes del bar y del restaurante y se iluminará la de la churrería.</text:p>
      <text:p text:style-name="Standard"><text:span text:style-name="T2">Reset</text:span>: la mamá le dice al niño que ese no es el fuego que se ha dejado encendido y que lo intente de nuevo.</text:p>
      <text:p text:style-name="Standard"><text:span text:style-name="T2">Motivación</text:span>: refuerza la capacidad de lectura (el niño se tiene que acordar de que la mamá trabaja en una churrerí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soft-page-break/>Favor 2</text:p>
      <text:p text:style-name="Standard"/>
      <text:p text:style-name="Standard"><text:span text:style-name="T2">Momento</text:span>: Cuando la mamá y M.A. se suben en la nube en forma de caballo.</text:p>
      <text:p text:style-name="Standard"><text:span text:style-name="T2">Trasfondo</text:span>: el caballo se encuentra varios obstáculos en el camino que no puede ver, y alguien le debe de avisar de qué debe de hacer.</text:p>
      <text:p text:style-name="Standard"><text:span text:style-name="T2">Favor</text:span>: el caballo le pide al niño que le avise si tiene que saltar o agacharse.</text:p>
      <text:p text:style-name="Standard"><text:span text:style-name="T2">Prueba</text:span>: aparece un juego en scroll 2D en el que el caballo va avanzando, la cámara se mueve sola, y aparecen nubes arriba y abajo, de forma que el caballo debe de saltar o agacharse. El juego tiene 2 botones: uno para saltar y otro para agacharse. El caballo deberá de llegar al final sin chocarse con más de 2 nubes. Ejemplo de juego de este estilo: <text:a xlink:type="simple" xlink:href="http://hipsterchronicles.tk/">http://hipsterchronicles.tk/</text:a> (desarrollo =&gt; tercera iteración =&gt; jugar. Obviamente este favor será muchísimo más sencillo que esos niveles).</text:p>
      <text:p text:style-name="Standard"><text:span text:style-name="T2">Ayuda</text:span>: tras 3 intentos se aumentará en 1 las posibles nubes con las que se puede chocar. Llegará un punto en el que podrá pasar sin siquiera presionar ningún botón.</text:p>
      <text:p text:style-name="Standard"><text:span text:style-name="T2">Reset</text:span>: la última nube con la que se chocó el caballo es una nube mágica que le ha teletransportado al principio. </text:p>
      <text:p text:style-name="Standard"><text:span text:style-name="T2">Motivación</text:span>: mejora de reflejos visuales y de capacidad de reacción.</text:p>
      <text:p text:style-name="Standard"/>
      <text:p text:style-name="Standard">Favor 3</text:p>
      <text:p text:style-name="Standard"/>
      <text:p text:style-name="Standard"><text:span text:style-name="T2">Momento</text:span>: Cuando la mamá y M.A. se ponen a buscar cosas para llevarle a R.J. para que vuelva.</text:p>
      <text:p text:style-name="Standard"><text:span text:style-name="T2">Trasfondo</text:span>: M.A. y su madre han encontrado varios objetos, pero no son nada especiales. También han encontrado varios hechizos para usarlos con esos objetos, pero no son magas, y necesitan un poquito de ayuda.</text:p>
      <text:p text:style-name="Standard"><text:span text:style-name="T2">Favor</text:span>: M.A. le pide al niño que le ayude con los hechizos.</text:p>
      <text:p text:style-name="Standard"><text:span text:style-name="T2">Prueba</text:span>: Aparecen 4 objetos: una rosa, un erizo, una guitarra flotante y un biberón, todos en la parte de abajo. En la parte de arriba aparecen 4 hechizos: transformar en oro, quitar púas, hacer que flote y hacer gigante. El niño deberá arrastrar los hechizos hacia los objetos para <text:span text:style-name="T4">aplicarlos.</text:span></text:p>
      <text:p text:style-name="Standard"><text:span text:style-name="T4"><text:tab/></text:span><text:span text:style-name="T3">Decisión de desarrollo</text:span></text:p>
      <text:p text:style-name="Standard"><text:tab/>Opción 1: Se puede aplicar cualquier hechizo sobre cualquier objeto y se cambia el cuento en función de lo que haya elegido el niño.</text:p>
      <text:p text:style-name="Standard"><text:tab/>Opción 2: La mamá le da su opinión de si le gusta o no lo que ha hecho el niño. Si le gusta (se corresponde con el cuento) se queda así, si no se le da un objeto nuevo y puede volver a intentarlo. Si el niño acierta un emparejamiento y falla uno después no se pierde el acertado.</text:p>
      <text:p text:style-name="Standard"><text:span text:style-name="T2">Ayuda</text:span> (si opción 2): tras 5 intentos M.A. le dará pistas sobre los emparejamientos correctos.</text:p>
      <text:p text:style-name="Standard"><text:span text:style-name="T2">Reset</text:span>: sin reset.</text:p>
      <text:p text:style-name="Standard"><text:span text:style-name="T2">Motivación</text:span> (si opción 2): beneficios lúdicos de los juegos de emparejamientos.</text:p>
      <text:p text:style-name="Standard"/>
      <text:p text:style-name="Standard">Favor 4</text:p>
      <text:p text:style-name="Standard"/>
      <text:p text:style-name="Standard"><text:span text:style-name="T2">Momento</text:span>: cuando la mamá y M.A. se ponen a pulsar botones para sacar los árboles.</text:p>
      <text:p text:style-name="Standard"><text:span text:style-name="T2">Trasfondo</text:span>: M.A. y su madre no saben qué botón pulsar.</text:p>
      <text:p text:style-name="Standard"><text:span text:style-name="T2">Favor</text:span>: la mamá le pide la niño que le diga qué botón tiene que pulsar.</text:p>
      <text:p text:style-name="Standard"><text:span text:style-name="T2">Prueba</text:span>: Hay varios botones, y uno de ellos es más grande que los demás. El niño deberá de pulsar en los botones, lo que hará que mamá o M.A. (la que esté más cerca) lo presione. Cuando pulse los botones pequeños saldrán plantas pequeñas. Cuando pulse el grande saldrá el árbol y la prueba finalizará.</text:p>
      <text:p text:style-name="Standard"><text:span text:style-name="T2">Ayuda</text:span>: sin ayuda (la prueba no se puede fallar)</text:p>
      <text:p text:style-name="Standard"><text:span text:style-name="T2">Reset</text:span>: sin reset.</text:p>
      <text:p text:style-name="Standard"><text:span text:style-name="T2">Motivación</text:span>: aprender que acciones diferentes dan lugar a resultados diferentes (pulsar un botón grande da lugar a un resultado distinto que con los botones pequeños).</text:p>
      <text:p text:style-name="Standard"/>
      <text:p text:style-name="Standard"/>
      <text:p text:style-name="Standard"><text:soft-page-break/></text:p>
      <text:p text:style-name="Standard">Favor 5</text:p>
      <text:p text:style-name="Standard"/>
      <text:p text:style-name="Standard"><text:span text:style-name="T2">Momento</text:span>: cuando las hormigas tejen la red para atrapar al sol.</text:p>
      <text:p text:style-name="Standard"><text:span text:style-name="T2">Trasfondo</text:span>: hay demasiadas hormigas y necesitan a alguien que las dirija.</text:p>
      <text:p text:style-name="Standard"><text:span text:style-name="T2">Favor</text:span>: la hormiga le pide al niño que dirija a las hormigas para que tejan la red.</text:p>
      <text:p text:style-name="Standard"><text:span text:style-name="T2">Prueba</text:span>: hay 3 componentes para construir la red: extremos de nuez (E), cuerdas de rama (R) y nudos de hoja (N). La red se construye de la siguiente forma:</text:p>
      <text:p text:style-name="Standard"/>
      <text:p text:style-name="Standard"><text:s text:c="13"/>E <text:s text:c="10"/>E <text:s text:c="11"/>E <text:s text:c="4"/></text:p>
      <text:p text:style-name="Standard"><text:s text:c="13"/>R <text:s text:c="10"/>R <text:s text:c="10"/>R</text:p>
      <text:p text:style-name="Standard"><text:s text:c="13"/>R <text:s text:c="10"/>R <text:s text:c="10"/>R</text:p>
      <text:p text:style-name="Standard">ERRRRNRRRRNRRRRNRRRRE</text:p>
      <text:p text:style-name="Standard"><text:s text:c="13"/>R <text:s text:c="10"/>R <text:s text:c="10"/>R</text:p>
      <text:p text:style-name="Standard"><text:s text:c="13"/>R <text:s text:c="10"/>R <text:s text:c="10"/>R</text:p>
      <text:p text:style-name="Standard">ERRRRNRRRRNRRRRNRRRRE</text:p>
      <text:p text:style-name="Standard"><text:s text:c="13"/>R <text:s text:c="10"/>R <text:s text:c="10"/>R</text:p>
      <text:p text:style-name="Standard"><text:s text:c="13"/>R <text:s text:c="10"/>R <text:s text:c="10"/>R</text:p>
      <text:p text:style-name="Standard">ERRRRNRRRRNRRRRNRRRRE</text:p>
      <text:p text:style-name="Standard"><text:s text:c="13"/>R <text:s text:c="10"/>R <text:s text:c="10"/>R</text:p>
      <text:p text:style-name="Standard"><text:s text:c="13"/>R <text:s text:c="10"/>R <text:s text:c="10"/>R</text:p>
      <text:p text:style-name="Standard"><text:s text:c="13"/>E <text:s text:c="10"/>E <text:s text:c="11"/>E</text:p>
      <text:p text:style-name="Standard"/>
      <text:p text:style-name="Standard">Los pasos para construir la red son los siguientes:</text:p>
      <text:p text:style-name="Standard"/>
      <text:list xml:id="list1246291993195078435" text:style-name="L2">
        <text:list-item>
          <text:p text:style-name="P3">Se muestran huecos con forma de nuez en las posiciones de E y un cuenco de nueces, y la hormiga le pregunta al niño dónde deben de colocar las nueces. El niño deberá de arrastrar las nueces hasta los huecos.</text:p>
        </text:list-item>
        <text:list-item>
          <text:p text:style-name="P3">Se muestran uniones transparentes entre los extremos de nuez y la hormiga le pregunta al niño cómo deben de atar los extremos. El niño deberá de arrastrar cada extremo con el de enfrente, creándose las cuerdas.</text:p>
        </text:list-item>
        <text:list-item>
          <text:p text:style-name="P3">Se muestran nudos de hoja transparentes y la hormiga le pregunta al niño por dónde deben de atar las cuerdas. El niño deberá de pulsar sobre estos huecos para crear los nudos.</text:p>
        </text:list-item>
      </text:list>
      <text:p text:style-name="Standard"><text:span text:style-name="T2">Ayuda</text:span>: si el niño no ha hecho nada en 15 segundos se muestra una ayuda según la fase: una flecha que va desde el cuenco de nueces hasta los huecos, otra flecha que va desde un extremo a otro, y un dedo presionando sobre los huecos.</text:p>
      <text:p text:style-name="Standard"><text:span text:style-name="T2">Reset</text:span>: sin reset.</text:p>
      <text:p text:style-name="Standard"><text:span text:style-name="T2">Motivación</text:span>: mejorar la capacidad de comprensión y deducción del niño.</text:p>
      <text:p text:style-name="Standard"/>
      <text:p text:style-name="Standard">Favor 6</text:p>
      <text:p text:style-name="Standard"/>
      <text:p text:style-name="Standard"><text:span text:style-name="T2">Momento</text:span>: cuando M.A. y su madre le quitan las vendas al pulpo.</text:p>
      <text:p text:style-name="Standard"><text:span text:style-name="T2">Trasfondo</text:span>: la madre y la hija no se deciden qué venda quitar primero.</text:p>
      <text:p text:style-name="Standard"><text:span text:style-name="T2">Favor</text:span>: la madre le pide al niño qué venda quitar.</text:p>
      <text:p text:style-name="Standard"><text:span text:style-name="T2">Prueba</text:span>: el niño deberá de pulsar sobre una de las vendas. Cuando pulse la venda se descubrirá, se mostrará el consejo, y la madre o M.A. taparán la pata (o no, si son las patas 7 u 8) con lo que está especificado en el cuento. El niño deberá de destaparlas todas para superar la prueba. Se pueden destapar patas ya tapadas, aquí está la pequeña dificultad de la prueba.</text:p>
      <text:p text:style-name="Standard"><text:span text:style-name="T2">Ayuda</text:span>: sin ayuda.</text:p>
      <text:p text:style-name="Standard"><text:span text:style-name="T2">Reset</text:span>: sin reset.</text:p>
      <text:p text:style-name="Standard"><text:span text:style-name="T2">Motivación</text:span>: fomentar la interactuación del niño, reforzar su familialización con la acción de pulsar con el dedo.</text:p>
      <text:p text:style-name="Standard"><text:soft-page-break/></text:p>
      <text:p text:style-name="Standard"/>
      <text:p text:style-name="Standard">Favor 7</text:p>
      <text:p text:style-name="Standard"/>
      <text:p text:style-name="Standard">Momento: cuando M.A. se guarda el corazón en el bolsillo.</text:p>
      <text:p text:style-name="Standard">Trasfondo: M.A. necsita ayuda para asegurarse de que el corazón no se sale del bolsillo.</text:p>
      <text:p text:style-name="Standard">Favor: M.A. le pide al niño que le ayude a cerrar bien el bolsillo.</text:p>
      <text:p text:style-name="Standard">Prueba: se presentan 3 objetos: cola blanca, cremalleras, y celo. El niño deberá de arrastrar estos 3 objetos hasta el bolsillo para que esté todo bien asegurado. Para ganar esta prueba se deben de cumplir 2 condiciones: </text:p>
      <text:list xml:id="list8554472242507456470" text:style-name="L3">
        <text:list-item>
          <text:p text:style-name="P4">Cada objeto debe de aplicarse como mínimo una vez.</text:p>
        </text:list-item>
        <text:list-item>
          <text:p text:style-name="P4">Se deben de aplicar 10 objetos.</text:p>
        </text:list-item>
      </text:list>
      <text:p text:style-name="Standard">Ayuda: tras 15 segundos se le muestra una flecha desde uno de los objetos (el que le falte o aleatorio si se cumple la primera condición) hacia el bolsillo.</text:p>
      <text:p text:style-name="Standard">Reset: sin reset.</text:p>
      <text:p text:style-name="Standard">Motivación: fomentar la interactuación del niño, reforzar su familialización con la acción de arrastr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3H5M16S</meta:editing-duration>
    <meta:editing-cycles>5</meta:editing-cycles>
    <meta:generator>OpenOffice/4.0.1$Win32 OpenOffice.org_project/401m5$Build-9714</meta:generator>
    <dc:date>2014-02-19T23:32:28.20</dc:date>
    <dc:creator>Daniel Días Salas</dc:creator>
    <meta:document-statistic meta:table-count="0" meta:image-count="0" meta:object-count="0" meta:page-count="4" meta:paragraph-count="88" meta:word-count="1440" meta:character-count="8172"/>
    <meta:user-defined meta:name="Info 1"/>
    <meta:user-defined meta:name="Info 2"/>
    <meta:user-defined meta:name="Info 3"/>
    <meta:user-defined meta:name="Info 4"/>
  </office:meta>
</office:document-meta>
</file>